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cc99" draw:textarea-horizontal-align="justify" draw:textarea-vertical-align="middle" draw:auto-grow-height="false" fo:min-height="0.512cm" fo:min-width="4.453cm"/>
    </style:style>
    <style:style style:name="gr2" style:family="graphic" style:parent-style-name="objectwithoutfill">
      <style:graphic-properties svg:stroke-width="0.025cm" draw:marker-start="" draw:marker-start-width="0.062cm" draw:marker-end="" draw:marker-end-width="0.291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66cm" draw:marker-end="Arrow" draw:marker-end-width="0.291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="Circle" draw:marker-start-width="0.266cm" draw:marker-end="" draw:marker-end-width="0.291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draw:stroke="solid" draw:stroke-dash="Ultrafine_20_2_20_Dots_20_3_20_Dashes" svg:stroke-width="0.025cm" draw:marker-start-width="0.266cm" draw:marker-end="" draw:marker-end-width="0.254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48cm"/>
    </style:style>
    <style:style style:name="gr8" style:family="graphic" style:parent-style-name="objectwithoutfill">
      <style:graphic-properties svg:stroke-width="0.025cm" draw:marker-start="" draw:marker-start-width="0.266cm" draw:marker-end="" draw:marker-end-width="0.254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0000" draw:fill-color="#99cc99" draw:textarea-horizontal-align="justify" draw:textarea-vertical-align="middle" draw:auto-grow-height="false" fo:min-height="0.258cm" fo:min-width="0.262cm"/>
    </style:style>
    <style:style style:name="gr10" style:family="graphic" style:parent-style-name="objectwithoutfill">
      <style:graphic-properties svg:stroke-width="0.025cm" draw:marker-start-width="0.062cm" draw:marker-end="Arrow" draw:marker-end-width="0.254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dddddd" draw:textarea-horizontal-align="left" draw:auto-grow-height="true" draw:auto-grow-width="false" fo:min-height="0.585cm" fo:min-width="0cm"/>
    </style:style>
    <style:style style:name="gr12" style:family="graphic" style:parent-style-name="standard">
      <style:graphic-properties svg:stroke-color="#000000" draw:fill-color="#99cc99" draw:textarea-horizontal-align="justify" draw:textarea-vertical-align="middle" draw:auto-grow-height="false" fo:min-height="0.457cm" fo:min-width="2.929cm"/>
    </style:style>
    <style:style style:name="gr13" style:family="graphic" style:parent-style-name="objectwithoutfill">
      <style:graphic-properties svg:stroke-width="0.025cm" draw:marker-start="Circle" draw:marker-start-width="0.266cm" draw:marker-end="Arrow" draw:marker-end-width="0.254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svg:stroke-color="#000000" draw:fill-color="#99cc99" draw:textarea-horizontal-align="justify" draw:textarea-vertical-align="middle" draw:auto-grow-height="false" fo:min-height="0.456cm" fo:min-width="2.929cm"/>
    </style:style>
    <style:style style:name="gr15" style:family="graphic" style:parent-style-name="objectwithoutfill">
      <style:graphic-properties svg:stroke-width="0.025cm" draw:marker-start="" draw:marker-start-width="0.266cm" draw:marker-end="Arrow" draw:marker-end-width="0.254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color="#000000" draw:fill-color="#99cc99" draw:textarea-horizontal-align="justify" draw:textarea-vertical-align="middle" draw:auto-grow-height="false" fo:min-height="0.107cm" fo:min-width="1.8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cm"/>
    </style:style>
    <style:style style:name="gr19" style:family="graphic" style:parent-style-name="objectwithoutfill">
      <style:graphic-properties svg:stroke-width="0.025cm" draw:marker-start-width="0.266cm" draw:marker-end="Arrow" draw:marker-end-width="0.291cm" draw:fill="none" draw:fill-color="#dddddd" draw:textarea-vertical-align="middle" fo:padding-top="0.137cm" fo:padding-bottom="0.137cm" fo:padding-left="0.262cm" fo:padding-right="0.262cm"/>
    </style:style>
    <style:style style:name="gr20" style:family="graphic" style:parent-style-name="objectwithoutfill">
      <style:graphic-properties svg:stroke-width="0.025cm" draw:marker-start="" draw:marker-start-width="0.266cm" draw:marker-end="" draw:marker-end-width="0.254cm" draw:fill="none" draw:fill-color="#99cc99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svg:stroke-color="#000000" draw:fill-color="#99cc99" draw:textarea-horizontal-align="justify" draw:textarea-vertical-align="middle" draw:auto-grow-height="false" fo:min-height="1.102cm" fo:min-width="0.263cm"/>
    </style:style>
    <style:style style:name="gr22" style:family="graphic" style:parent-style-name="standard">
      <style:graphic-properties svg:stroke-color="#000000" draw:fill-color="#99cc99" draw:textarea-horizontal-align="justify" draw:textarea-vertical-align="middle" draw:auto-grow-height="false" fo:min-height="0.565cm" fo:min-width="1.913cm"/>
    </style:style>
    <style:style style:name="gr23" style:family="graphic" style:parent-style-name="objectwithoutfill">
      <style:graphic-properties draw:stroke="solid" draw:stroke-dash="Dashed_20__28_var_29_" svg:stroke-width="0.025cm" draw:marker-start="Circle" draw:marker-start-width="0.266cm" draw:marker-end="" draw:marker-end-width="0.266cm" draw:fill="none" draw:textarea-vertical-align="middle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99cc99" draw:textarea-horizontal-align="left" draw:auto-grow-height="true" draw:auto-grow-width="false" fo:min-height="0.556cm" fo:min-width="0cm"/>
    </style:style>
    <style:style style:name="gr25" style:family="graphic" style:parent-style-name="objectwithoutfill">
      <style:graphic-properties svg:stroke-width="0.025cm" draw:marker-start="Arrow" draw:marker-start-width="0.254cm" draw:marker-end="" draw:marker-end-width="0.291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-color="#99cc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none" draw:fill-color="#99cc99"/>
      <style:paragraph-properties fo:text-align="center"/>
    </style:style>
    <style:style style:name="P8" style:family="paragraph">
      <loext:graphic-properties draw:fill="none" draw:fill-color="#99cc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0.762cm" svg:x="6.28cm" svg:y="14.76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34cm" svg:y1="15.146cm" svg:x2="5.699cm" svg:y2="15.146cm">
          <text:p/>
        </draw:line>
        <draw:line draw:style-name="gr3" draw:text-style-name="P2" draw:layer="layout" svg:x1="3.159cm" svg:y1="14.053cm" svg:x2="12.557cm" svg:y2="14.053cm">
          <text:p/>
        </draw:line>
        <draw:line draw:style-name="gr3" draw:text-style-name="P2" draw:layer="layout" svg:x1="14.373cm" svg:y1="17.002cm" svg:x2="14.373cm" svg:y2="16.24cm">
          <text:p/>
        </draw:line>
        <draw:line draw:style-name="gr4" draw:text-style-name="P2" draw:layer="layout" svg:x1="4.175cm" svg:y1="16.005cm" svg:x2="11.16cm" svg:y2="16.005cm">
          <text:p/>
        </draw:line>
        <draw:line draw:style-name="gr5" draw:text-style-name="P2" draw:layer="layout" svg:x1="6.715cm" svg:y1="16.24cm" svg:x2="6.461cm" svg:y2="16.494cm">
          <text:p/>
        </draw:line>
        <draw:frame draw:style-name="gr6" draw:text-style-name="P3" draw:layer="layout" svg:width="2.957cm" svg:height="0.806cm" svg:x="3.413cm" svg:y="13.065cm">
          <draw:text-box>
            <text:p>CIA stream</text:p>
          </draw:text-box>
        </draw:frame>
        <draw:frame draw:style-name="gr7" draw:text-style-name="P5" draw:layer="layout" svg:width="3.048cm" svg:height="1.361cm" svg:x="14.754cm" svg:y="14.335cm">
          <draw:text-box>
            <text:p text:style-name="P4">Squeezed </text:p>
            <text:p text:style-name="P4">stream</text:p>
          </draw:text-box>
        </draw:frame>
        <draw:line draw:style-name="gr8" draw:text-style-name="P2" draw:layer="layout" svg:x1="6.588cm" svg:y1="19.796cm" svg:x2="6.588cm" svg:y2="15.986cm">
          <text:p/>
        </draw:line>
        <draw:custom-shape draw:style-name="gr9" draw:text-style-name="P1" draw:layer="layout" svg:width="0.762cm" svg:height="0.508cm" svg:x="12.06cm" svg:y="19.769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08cm" svg:y1="17.157cm" svg:x2="7.477cm" svg:y2="17.157cm">
          <text:p/>
        </draw:line>
        <draw:frame draw:style-name="gr11" draw:text-style-name="P6" draw:layer="layout" svg:width="4.826cm" svg:height="0.835cm" svg:x="6.443cm" svg:y="14.729cm">
          <draw:text-box>
            <text:p text:style-name="P4">Roud Robin Arbiter</text:p>
          </draw:text-box>
        </draw:frame>
        <draw:custom-shape draw:style-name="gr12" draw:text-style-name="P1" draw:layer="layout" svg:width="3.429cm" svg:height="0.707cm" svg:x="7.477cm" svg:y="16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6.475cm" svg:y1="16.738cm" svg:x2="7.477cm" svg:y2="16.738cm">
          <text:p/>
        </draw:line>
        <draw:line draw:style-name="gr10" draw:text-style-name="P2" draw:layer="layout" svg:x1="6.08cm" svg:y1="18.365cm" svg:x2="7.471cm" svg:y2="18.365cm">
          <text:p/>
        </draw:line>
        <draw:custom-shape draw:style-name="gr14" draw:text-style-name="P1" draw:layer="layout" svg:width="3.429cm" svg:height="0.706cm" svg:x="7.477cm" svg:y="17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6.468cm" svg:y1="17.846cm" svg:x2="7.47cm" svg:y2="17.846cm">
          <text:p/>
        </draw:line>
        <draw:line draw:style-name="gr10" draw:text-style-name="P2" draw:layer="layout" svg:x1="6.08cm" svg:y1="19.265cm" svg:x2="7.471cm" svg:y2="19.265cm">
          <text:p/>
        </draw:line>
        <draw:custom-shape draw:style-name="gr14" draw:text-style-name="P1" draw:layer="layout" svg:width="3.429cm" svg:height="0.706cm" svg:x="7.477cm" svg:y="18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6.468cm" svg:y1="18.846cm" svg:x2="7.47cm" svg:y2="18.846cm">
          <text:p/>
        </draw:line>
        <draw:line draw:style-name="gr10" draw:text-style-name="P2" draw:layer="layout" svg:x1="6.08cm" svg:y1="20.273cm" svg:x2="7.465cm" svg:y2="20.273cm">
          <text:p/>
        </draw:line>
        <draw:custom-shape draw:style-name="gr12" draw:text-style-name="P1" draw:layer="layout" svg:width="3.429cm" svg:height="0.707cm" svg:x="7.477cm" svg:y="19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2" draw:layer="layout" svg:x1="6.588cm" svg:y1="19.854cm" svg:x2="7.463cm" svg:y2="19.854cm">
          <text:p/>
        </draw:line>
        <draw:custom-shape draw:style-name="gr16" draw:text-style-name="P1" draw:layer="layout" svg:width="4.191cm" svg:height="0.635cm" draw:transform="rotate (-1.5707963267949) translate (6.08cm 16.49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" draw:text-style-name="P3" draw:layer="layout" svg:width="1.687cm" svg:height="0.806cm" svg:x="6.661cm" svg:y="15.859cm">
          <draw:text-box>
            <text:p>index</text:p>
          </draw:text-box>
        </draw:frame>
        <draw:line draw:style-name="gr5" draw:text-style-name="P2" draw:layer="layout" svg:x1="8.812cm" svg:y1="15.859cm" svg:x2="8.558cm" svg:y2="16.113cm">
          <text:p/>
        </draw:line>
        <draw:frame draw:style-name="gr18" draw:text-style-name="P3" draw:layer="layout" svg:width="1.192cm" svg:height="0.83cm" svg:x="8.698cm" svg:y="15.859cm">
          <draw:text-box>
            <text:p>tag</text:p>
          </draw:text-box>
        </draw:frame>
        <draw:line draw:style-name="gr15" draw:text-style-name="P2" draw:layer="layout" svg:x1="10.944cm" svg:y1="17.24cm" svg:x2="12.087cm" svg:y2="17.24cm">
          <text:p/>
        </draw:line>
        <draw:line draw:style-name="gr15" draw:text-style-name="P2" draw:layer="layout" svg:x1="10.944cm" svg:y1="18.248cm" svg:x2="12.087cm" svg:y2="18.248cm">
          <text:p/>
        </draw:line>
        <draw:line draw:style-name="gr15" draw:text-style-name="P2" draw:layer="layout" svg:x1="10.944cm" svg:y1="19.248cm" svg:x2="12.087cm" svg:y2="19.248cm">
          <text:p/>
        </draw:line>
        <draw:line draw:style-name="gr15" draw:text-style-name="P2" draw:layer="layout" svg:x1="10.944cm" svg:y1="20.156cm" svg:x2="12.087cm" svg:y2="20.156cm">
          <text:p/>
        </draw:line>
        <draw:line draw:style-name="gr3" draw:text-style-name="P2" draw:layer="layout" svg:x1="13.973cm" svg:y1="18.018cm" svg:x2="13.973cm" svg:y2="16.34cm">
          <text:p/>
        </draw:line>
        <draw:line draw:style-name="gr3" draw:text-style-name="P2" draw:layer="layout" svg:x1="13.592cm" svg:y1="18.907cm" svg:x2="13.592cm" svg:y2="16.367cm">
          <text:p/>
        </draw:line>
        <draw:line draw:style-name="gr19" draw:text-style-name="P6" draw:layer="layout" svg:x1="13.211cm" svg:y1="20.05cm" svg:x2="13.211cm" svg:y2="16.367cm">
          <text:p/>
        </draw:line>
        <draw:custom-shape draw:style-name="gr9" draw:text-style-name="P1" draw:layer="layout" svg:width="0.762cm" svg:height="0.508cm" svg:x="12.06cm" svg:y="18.7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508cm" svg:x="12.06cm" svg:y="17.7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508cm" svg:x="12.06cm" svg:y="16.78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198cm" svg:y1="19.796cm" svg:x2="11.198cm" svg:y2="15.986cm">
          <text:p/>
        </draw:line>
        <draw:line draw:style-name="gr13" draw:text-style-name="P2" draw:layer="layout" svg:x1="11.085cm" svg:y1="16.83cm" svg:x2="12.087cm" svg:y2="16.83cm">
          <text:p/>
        </draw:line>
        <draw:line draw:style-name="gr13" draw:text-style-name="P2" draw:layer="layout" svg:x1="11.078cm" svg:y1="17.838cm" svg:x2="12.08cm" svg:y2="17.838cm">
          <text:p/>
        </draw:line>
        <draw:line draw:style-name="gr13" draw:text-style-name="P2" draw:layer="layout" svg:x1="11.078cm" svg:y1="18.838cm" svg:x2="12.08cm" svg:y2="18.838cm">
          <text:p/>
        </draw:line>
        <draw:line draw:style-name="gr15" draw:text-style-name="P2" draw:layer="layout" svg:x1="11.198cm" svg:y1="19.846cm" svg:x2="12.073cm" svg:y2="19.846cm">
          <text:p/>
        </draw:line>
        <draw:line draw:style-name="gr8" draw:text-style-name="P2" draw:layer="layout" svg:x1="12.849cm" svg:y1="17.037cm" svg:x2="14.373cm" svg:y2="17.037cm">
          <text:p/>
        </draw:line>
        <draw:line draw:style-name="gr8" draw:text-style-name="P2" draw:layer="layout" svg:x1="12.849cm" svg:y1="17.999cm" svg:x2="13.992cm" svg:y2="17.999cm">
          <text:p/>
        </draw:line>
        <draw:line draw:style-name="gr20" draw:text-style-name="P7" draw:layer="layout" svg:x1="12.849cm" svg:y1="18.961cm" svg:x2="13.611cm" svg:y2="18.961cm">
          <text:p/>
        </draw:line>
        <draw:line draw:style-name="gr20" draw:text-style-name="P7" draw:layer="layout" svg:x1="12.849cm" svg:y1="20.023cm" svg:x2="13.23cm" svg:y2="20.023cm">
          <text:p/>
        </draw:line>
        <draw:custom-shape draw:style-name="gr21" draw:text-style-name="P1" draw:layer="layout" svg:width="1.143cm" svg:height="1.351cm" draw:transform="rotate (-1.5707963267949) translate (14.454cm 15.351cm)">
          <text:p/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3" draw:text-style-name="P2" draw:layer="layout" svg:x1="13.738cm" svg:y1="15.324cm" svg:x2="13.738cm" svg:y2="14.462cm">
          <text:p/>
        </draw:line>
        <draw:custom-shape draw:style-name="gr22" draw:text-style-name="P1" draw:layer="layout" svg:width="2.413cm" svg:height="0.815cm" svg:x="12.568cm" svg:y="13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2" draw:layer="layout" svg:x1="4.302cm" svg:y1="13.954cm" svg:x2="4.302cm" svg:y2="18.653cm">
          <text:p/>
        </draw:line>
        <draw:line draw:style-name="gr10" draw:text-style-name="P2" draw:layer="layout" svg:x1="4.302cm" svg:y1="18.653cm" svg:x2="5.445cm" svg:y2="18.653cm">
          <text:p/>
        </draw:line>
        <draw:line draw:style-name="gr3" draw:text-style-name="P2" draw:layer="layout" svg:x1="5.699cm" svg:y1="15.122cm" svg:x2="5.699cm" svg:y2="17.002cm">
          <text:p/>
        </draw:line>
        <draw:line draw:style-name="gr10" draw:text-style-name="P2" draw:layer="layout" svg:x1="15.008cm" svg:y1="14.053cm" svg:x2="17.294cm" svg:y2="14.053cm">
          <text:p/>
        </draw:line>
        <draw:frame draw:style-name="gr24" draw:text-style-name="P8" draw:layer="layout" svg:width="2.877cm" svg:height="0.806cm" svg:x="7.794cm" svg:y="19.669cm">
          <draw:text-box>
            <text:p>Hash table</text:p>
          </draw:text-box>
        </draw:frame>
        <draw:frame draw:style-name="gr24" draw:text-style-name="P8" draw:layer="layout" svg:width="2.877cm" svg:height="0.806cm" svg:x="7.794cm" svg:y="16.577cm">
          <draw:text-box>
            <text:p>Hash table</text:p>
          </draw:text-box>
        </draw:frame>
        <draw:line draw:style-name="gr25" draw:text-style-name="P2" draw:layer="layout" svg:x1="11.287cm" svg:y1="15.15cm" svg:x2="13.713cm" svg:y2="15.15cm">
          <text:p/>
        </draw:line>
        <draw:frame draw:style-name="gr24" draw:text-style-name="P8" draw:layer="layout" svg:width="2.877cm" svg:height="0.806cm" svg:x="7.75cm" svg:y="17.593cm">
          <draw:text-box>
            <text:p>Hash table</text:p>
          </draw:text-box>
        </draw:frame>
        <draw:frame draw:style-name="gr24" draw:text-style-name="P8" draw:layer="layout" svg:width="2.877cm" svg:height="0.806cm" svg:x="7.75cm" svg:y="18.609cm">
          <draw:text-box>
            <text:p>Hash table</text:p>
          </draw:text-box>
        </draw:frame>
        <draw:frame draw:style-name="gr24" draw:text-style-name="P8" draw:layer="layout" svg:width="1.065cm" svg:height="0.806cm" svg:x="11.911cm" svg:y="19.625cm">
          <draw:text-box>
            <text:p>=?</text:p>
          </draw:text-box>
        </draw:frame>
        <draw:frame draw:style-name="gr24" draw:text-style-name="P8" draw:layer="layout" svg:width="1.065cm" svg:height="0.806cm" svg:x="11.96cm" svg:y="16.621cm">
          <draw:text-box>
            <text:p>=?</text:p>
          </draw:text-box>
        </draw:frame>
        <draw:frame draw:style-name="gr24" draw:text-style-name="P8" draw:layer="layout" svg:width="1.065cm" svg:height="0.806cm" svg:x="11.911cm" svg:y="18.609cm">
          <draw:text-box>
            <text:p>=?</text:p>
          </draw:text-box>
        </draw:frame>
        <draw:frame draw:style-name="gr24" draw:text-style-name="P8" draw:layer="layout" svg:width="1.065cm" svg:height="0.806cm" svg:x="11.96cm" svg:y="17.637cm">
          <draw:text-box>
            <text:p>=?</text:p>
          </draw:text-box>
        </draw:frame>
        <draw:frame draw:style-name="gr17" draw:text-style-name="P3" draw:layer="layout" svg:width="2.032cm" svg:height="0.806cm" svg:x="12.976cm" svg:y="13.656cm">
          <draw:text-box>
            <text:p>Fil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14:47:57.125898348</meta:creation-date>
    <dc:date>2017-10-18T22:12:09.847927450</dc:date>
    <meta:editing-duration>PT3H31M39S</meta:editing-duration>
    <meta:editing-cycles>102</meta:editing-cycles>
    <meta:generator>LibreOffice/5.1.6.2$Linux_X86_64 LibreOffice_project/10m0$Build-2</meta:generator>
    <meta:document-statistic meta:object-count="63"/>
  </office:meta>
</office:document-meta>
</file>